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79c4" officeooo:paragraph-rsid="001a79c4"/>
    </style:style>
    <style:style style:name="P2" style:family="paragraph" style:parent-style-name="Text_20_body">
      <style:text-properties officeooo:rsid="001c22b9" officeooo:paragraph-rsid="001c22b9"/>
    </style:style>
    <style:style style:name="T1" style:family="text">
      <style:text-properties fo:font-style="italic" officeooo:rsid="001d7da2" style:font-style-asian="italic" style:font-style-complex="italic"/>
    </style:style>
    <style:style style:name="T2" style:family="text">
      <style:text-properties officeooo:rsid="001d7da2"/>
    </style:style>
    <style:style style:name="T3" style:family="text">
      <style:text-properties officeooo:rsid="001dd8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roduction</text:p>
      <text:p text:style-name="P1">In recent time rotating wings MAV have been well studied in academia and found a lot of applications in the world such <text:span text:style-name="T2">as search operations, photography and toys. </text:span><text:span text:style-name="T1">(Find book on uavs for better intro see: voliro article)</text:span></text:p>
      <text:p text:style-name="P2">The focus is now on <text:span text:style-name="T2">designing</text:span> MAVs able to interact with their surrounding <text:span text:style-name="T3">in order to achieve more complex task such as maintenance where human can not access, or complex camera motion for the film industry (Voliro:). These applications needs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5-30T11:36:10.485110261</dc:date>
    <meta:editing-duration>PT15M3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9" meta:character-count="475" meta:non-whitespace-character-count="398"/>
  </office:meta>
</office:document-meta>
</file>